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DF00000194946B1F91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93cm" svg:height="4.393cm" svg:x="0.433cm" svg:y="0.252cm">
          <draw:image xlink:href="Pictures/20000002000002DF00000194946B1F91.eps" xlink:type="simple" xlink:show="embed" xlink:actuate="onLoad">
            <text:p/>
          </draw:image>
        </draw:frame>
        <draw:frame draw:style-name="gr2" draw:layer="layout" svg:width="0.937cm" svg:height="0.329cm" svg:x="1.397cm" svg:y="4.1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6cm" svg:height="0.329cm" svg:x="3.498cm" svg:y="4.2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3cm" svg:height="0.329cm" svg:x="3.534cm" svg:y="3.8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66cm" svg:height="0.329cm" svg:x="6.223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06cm" svg:height="0.329cm" svg:x="6.223cm" svg:y="4.1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cm" svg:height="0.329cm" svg:x="6.223cm" svg:y="3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28cm" svg:height="0.329cm" svg:x="1.631cm" svg:y="1.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313cm" svg:height="0.329cm" svg:x="3.175cm" svg:y="1.77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312cm" svg:height="0.329cm" svg:x="5.276cm" svg:y="1.70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0.925cm" svg:height="0.489cm" svg:x="6.604cm" svg:y="2.686cm">
          <draw:text-box>
            <text:p><text:span text:style-name="T1">4 kB</text:span></text:p>
          </draw:text-box>
        </draw:frame>
        <draw:frame draw:style-name="gr2" draw:layer="layout" svg:width="0.528cm" svg:height="0.329cm" svg:x="1.397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3" draw:layer="layout" svg:width="1.539cm" svg:height="0.582cm" svg:x="6.35cm" svg:y="2.921cm">
          <draw:text-box>
            <text:p><text:span text:style-name="T2">عارضی حافظ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9T16:03:48</dc:date>
    <dc:creator>kkk </dc:creator>
    <meta:generator>LibreOffice/3.3$Linux LibreOffice_project/330m19$Build-401</meta:generator>
    <meta:editing-duration>PT9H35M52S</meta:editing-duration>
    <meta:editing-cycles>47</meta:editing-cycles>
    <meta:document-statistic meta:object-count="13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10/content.xml><?xml version="1.0" encoding="utf-8"?>
<math xmlns="http://www.w3.org/1998/Math/MathML">
  <semantics>
    <mi mathvariant="italic">مجاز</mi>
    <annotation encoding="StarMath 5.0">مجاز</annotation>
  </semantics>
</math>
</file>

<file path=Object 2/content.xml><?xml version="1.0" encoding="utf-8"?>
<math xmlns="http://www.w3.org/1998/Math/MathML">
  <semantics>
    <mover accent="true">
      <mi mathvariant="italic">لکھ</mi>
      <mo>¯</mo>
    </mover>
    <annotation encoding="StarMath 5.0">overline{لکھ}</annotation>
  </semantics>
</math>
</file>

<file path=Object 3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4/content.xml><?xml version="1.0" encoding="utf-8"?>
<math xmlns="http://www.w3.org/1998/Math/MathML">
  <semantics>
    <mover accent="true">
      <mi mathvariant="italic">لکھ</mi>
      <mo>¯</mo>
    </mover>
    <annotation encoding="StarMath 5.0">overline{لکھ}</annotation>
  </semantics>
</math>
</file>

<file path=Object 5/content.xml><?xml version="1.0" encoding="utf-8"?>
<math xmlns="http://www.w3.org/1998/Math/MathML">
  <semantics>
    <mover accent="true">
      <mi mathvariant="italic">بیدار</mi>
      <mo>¯</mo>
    </mover>
    <annotation encoding="StarMath 5.0">overline{بیدار}</annotation>
  </semantics>
</math>
</file>

<file path=Object 6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7/content.xml><?xml version="1.0" encoding="utf-8"?>
<math xmlns="http://www.w3.org/1998/Math/MathML">
  <semantics>
    <mi mathvariant="italic">الف</mi>
    <annotation encoding="StarMath 5.0">الف</annotation>
  </semantics>
</math>
</file>

<file path=Object 8/content.xml><?xml version="1.0" encoding="utf-8"?>
<math xmlns="http://www.w3.org/1998/Math/MathML">
  <semantics>
    <mi mathvariant="italic">با</mi>
    <annotation encoding="StarMath 5.0">با</annotation>
  </semantics>
</math>
</file>

<file path=Object 9/content.xml><?xml version="1.0" encoding="utf-8"?>
<math xmlns="http://www.w3.org/1998/Math/MathML">
  <semantics>
    <mi>د</mi>
    <annotation encoding="StarMath 5.0">د</annotation>
  </semantics>
</math>
</file>